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0ddc92" officeooo:paragraph-rsid="000dd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esource<text:tab/>Date<text:tab/>Description</text:p>
      <text:p text:style-name="P1">AppConfig.java<text:tab/>null<text:tab/>Immediately return this expression instead of assigning it to the temporary variable "tm".</text:p>
      <text:p text:style-name="P1">AppInitializer.java<text:tab/>null<text:tab/>Add the "@Override" annotation above this method signature</text:p>
      <text:p text:style-name="P1">AppInitializer.java<text:tab/>null<text:tab/>Return an empty array instead of null.</text:p>
      <text:p text:style-name="P1">Comment.java<text:tab/>null<text:tab/>Remove this unused import 'javax.persistence.GeneratedValue'.</text:p>
      <text:p text:style-name="P1">Comment.java<text:tab/>null<text:tab/>Remove this unused import 'javax.persistence.GenerationType'.</text:p>
      <text:p text:style-name="P1">Comment.java<text:tab/>null<text:tab/>Remove this unused import 'javax.persistence.OneToMany'.</text:p>
      <text:p text:style-name="P1">Comment.java<text:tab/>null<text:tab/>Rename this field "comment_text" to match the regular expression '^[a-z][a-zA-Z0-9]*$'.</text:p>
      <text:p text:style-name="P1">Comment.java<text:tab/>null<text:tab/>Rename this local variable to match the regular expression '^[a-z][a-zA-Z0-9]*$'.</text:p>
      <text:p text:style-name="P1">Comment.java<text:tab/>null<text:tab/>Rename this local variable to match the regular expression '^[a-z][a-zA-Z0-9]*$'.</text:p>
      <text:p text:style-name="P1">Comment.java<text:tab/>null<text:tab/>Rename this method name to match the regular expression '^[a-z][a-zA-Z0-9]*$'.</text:p>
      <text:p text:style-name="P1">Comment.java<text:tab/>null<text:tab/>Rename this method name to match the regular expression '^[a-z][a-zA-Z0-9]*$'.</text:p>
      <text:p text:style-name="P1">CommentRepository.java<text:tab/>null<text:tab/>Remove this unused import 'org.springframework.data.jpa.repository.Query'.</text:p>
      <text:p text:style-name="P1">CommentRepository.java<text:tab/>null<text:tab/>Remove this unused import 'pl.twitter.entity.Tweet'.</text:p>
      <text:p text:style-name="P1">CommentRepository.java<text:tab/>null<text:tab/>Remove this unused import 'pl.twitter.entity.User'.</text:p>
      <text:p text:style-name="P1">Contact.java<text:tab/>null<text:tab/>Remove this unused import 'javax.persistence.OneToMany'.</text:p>
      <text:p text:style-name="P1">Contact.java<text:tab/>null<text:tab/>Remove this unused import 'javax.persistence.OneToOne'.</text:p>
      <text:p text:style-name="P1">ContactController.java<text:tab/>null<text:tab/>Replace the type specification in this constructor call with the diamond operator ("&lt;&gt;").</text:p>
      <text:p text:style-name="P1">ContactController.java<text:tab/>null<text:tab/>Replace this use of System.out or System.err by a logger.</text:p>
      <text:p text:style-name="P1">ContactController.java<text:tab/>null<text:tab/>Define a constant instead of duplicating this literal "redirect: /Twitter/contact/" 4 times.</text:p>
      <text:p text:style-name="P1">ContactConverter.java<text:tab/>null<text:tab/>Remove this unused import 'pl.twitter.entity.Tweet'.</text:p>
      <text:p text:style-name="P1">ContactConverter.java<text:tab/>null<text:tab/>Remove this unused import 'pl.twitter.repository.TweetRepository'.</text:p>
      <text:p text:style-name="P1">RegistrationAndLoginController.java<text:tab/>null<text:tab/>Remove this duplicated import.</text:p>
      <text:p text:style-name="P1">RegistrationAndLoginController.java<text:tab/>null<text:tab/>Remove this unused import 'org.springframework.web.bind.annotation.PathVariable'.</text:p>
      <text:p text:style-name="P1">RegistrationAndLoginController.java<text:tab/>null<text:tab/>Remove this unused import 'org.springframework.web.bind.annotation.RequestAttribute'.</text:p>
      <text:p text:style-name="P1">RegistrationAndLoginController.java<text:tab/>null<text:tab/>Replace this use of System.out or System.err by a logger.</text:p>
      <text:p text:style-name="P1">Tweet.java<text:tab/>null<text:tab/>Remove this unused import 'javax.persistence.GeneratedValue'.</text:p>
      <text:p text:style-name="P1">Tweet.java<text:tab/>null<text:tab/>Remove this unused import 'javax.persistence.GenerationType'.</text:p>
      <text:p text:style-name="P1">Tweet.java<text:tab/>null<text:tab/>Remove this unused import 'javax.persistence.OneToOne'.</text:p>
      <text:p text:style-name="P1">Tweet.java<text:tab/>null<text:tab/>Remove this unused import 'org.springframework.format.annotation.DateTimeFormat'.</text:p>
      <text:p text:style-name="P1">Tweet.java<text:tab/>null<text:tab/>Rename this field "tweet_text" to match the regular expression '^[a-z][a-zA-Z0-9]*$'.</text:p>
      <text:p text:style-name="P1">Tweet.java<text:tab/>null<text:tab/>Rename this local variable to match the regular expression '^[a-z][a-zA-Z0-9]*$'.</text:p>
      <text:p text:style-name="P1">Tweet.java<text:tab/>null<text:tab/>Rename this local variable to match the regular expression '^[a-z][a-zA-Z0-9]*$'.</text:p>
      <text:p text:style-name="P1">Tweet.java<text:tab/>null<text:tab/>Rename this method name to match the regular expression '^[a-z][a-zA-Z0-9]*$'.</text:p>
      <text:p text:style-name="P1">Tweet.java<text:tab/>null<text:tab/>Rename this method name to match the regular expression '^[a-z][a-zA-Z0-9]*$'.</text:p>
      <text:p text:style-name="P1">TweetController.java<text:tab/>null<text:tab/>Immediately return this expression instead of assigning it to the temporary variable "followedTweets".</text:p>
      <text:p text:style-name="P1">TweetController.java<text:tab/>null<text:tab/>Remove this unused import 'java.text.DateFormat'.</text:p>
      <text:p text:style-name="P1">TweetController.java<text:tab/>null<text:tab/>Remove this unused import 'java.text.SimpleDateFormat'.</text:p>
      <text:p text:style-name="P1">TweetController.java<text:tab/>null<text:tab/>Replace the type specification in this constructor call with the diamond operator ("&lt;&gt;").</text:p>
      <text:p text:style-name="P1">TweetController.java<text:tab/>null<text:tab/>Replace this use of System.out or System.err by a logger.</text:p>
      <text:p text:style-name="P1">TweetController.java<text:tab/>null<text:tab/>Replace this use of System.out or System.err by a logger.</text:p>
      <text:p text:style-name="P1">TweetController.java<text:tab/>null<text:tab/>Replace this use of System.out or System.err by a logger.</text:p>
      <text:p text:style-name="P1">TweetController.java<text:tab/>null<text:tab/>Replace this use of System.out or System.err by a logger.</text:p>
      <text:p text:style-name="P1">TweetController.java<text:tab/>null<text:tab/>Define a constant instead of duplicating this literal "allGuestsTweets" 5 times.</text:p>
      <text:p text:style-name="P1">TweetController.java<text:tab/>null<text:tab/>Define a constant instead of duplicating this literal "currentUser" 7 times.</text:p>
      <text:p text:style-name="P1">TweetController.java<text:tab/>null<text:tab/>Define a constant instead of duplicating this literal "displayNumber" 4 times.</text:p>
      <text:p text:style-name="P1">TweetController.java<text:tab/>null<text:tab/>Define a constant instead of duplicating this literal "guestTweets" 6 times.</text:p>
      <text:p text:style-name="P1">TweetController.java<text:tab/>null<text:tab/>Define a constant instead of duplicating this literal "inputDisplayNumber" 4 times.</text:p>
      <text:p text:style-name="P1">User.java<text:tab/>null<text:tab/>Remove this unused import 'javax.persistence.UniqueConstraint'.</text:p>
      <text:p text:style-name="P1">User.java<text:tab/>null<text:tab/>Remove this unused import 'javax.validation.constraints.NotNull'.</text:p>
      <text:p text:style-name="P1">User.java<text:tab/>null<text:tab/>Replace the type specification in this constructor call with the diamond operator ("&lt;&gt;").</text:p>
      <text:p text:style-name="P1">User.java<text:tab/>null<text:tab/>Replace the type specification in this constructor call with the diamond operator ("&lt;&gt;").</text:p>
      <text:p text:style-name="P1">User.java<text:tab/>null<text:tab/>Replace the type specification in this constructor call with the diamond operator ("&lt;&gt;").</text:p>
      <text:p text:style-name="P1">web.xml<text:tab/>null<text:tab/>Add a validation filter to this "web.xml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45:05.746639120</meta:creation-date>
    <dc:date>2017-09-27T10:47:02.626592476</dc:date>
    <meta:editing-duration>PT1M57S</meta:editing-duration>
    <meta:editing-cycles>1</meta:editing-cycles>
    <meta:document-statistic meta:table-count="0" meta:image-count="0" meta:object-count="0" meta:page-count="1" meta:paragraph-count="54" meta:word-count="553" meta:character-count="4911" meta:non-whitespace-character-count="4412"/>
    <meta:generator>LibreOffice/5.1.6.2$Linux_X86_64 LibreOffice_project/10m0$Build-2</meta:generator>
  </office:meta>
</office:document-meta>
</file>